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solid" draw:fill-color="#000000" draw:textarea-horizontal-align="center" draw:textarea-vertical-align="middle"/>
    </style:style>
    <style:style style:name="gr2" style:family="graphic" style:parent-style-name="standard">
      <style:graphic-properties draw:stroke="none" draw:fill="solid" draw:fill-color="#000000"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Προεπιλογή">
        <draw:g>
          <draw:path draw:style-name="gr1" draw:text-style-name="P1" draw:layer="layout" svg:width="3.7cm" svg:height="3.7cm" svg:x="3.799cm" svg:y="1.451cm" svg:viewBox="0 0 3701 3701" svg:d="m1693 314c6-106 22-210 79-314 53 0 104 0 157 0 50 104 72 210 78 314 2 37 1 101 12 135 138 15 269 49 390 99 26-26 55-78 74-107 58-88 124-171 225-232 45 26 90 52 135 78-8 116-41 218-88 311-16 30-45 79-55 113 111 81 208 179 290 290 34-11 83-40 113-55 94-48 192-86 311-89 26 46 52 91 78 136-65 96-145 168-232 225-30 19-82 48-107 73 50 122 84 252 99 390 34 11 99 10 135 12 106 6 210 22 314 79 0 53 0 104 0 157-104 50-209 72-314 78-37 2-101 1-135 12-15 138-49 269-99 390 26 26 78 55 107 74 88 58 171 124 233 225-27 45-53 90-79 135-116-8-218-41-311-88-30-16-79-45-113-55-81 111-179 208-289 290 10 34 39 83 54 113 48 94 86 192 89 311-46 26-91 52-136 78-96-65-167-145-224-232-20-30-49-82-74-107-121 50-252 84-390 99-11 34-10 99-12 135-6 106-22 210-79 314-52 0-104 0-157 0-50-104-72-209-78-314-2-37-1-101-12-135-138-15-269-49-390-99-25 26-55 78-74 107-58 88-123 171-225 233-45-27-90-53-135-79 8-116 42-218 89-311 15-30 44-79 54-113-111-81-208-179-289-289-35 10-84 39-114 54-94 48-192 86-311 89-26-46-52-91-78-136 65-96 145-167 232-224 30-20 82-49 107-74-50-121-84-252-99-390-34-11-98-10-135-12-106-6-210-22-314-79 0-52 0-104 0-157 104-50 210-72 314-78 37-2 101-1 135-12 15-138 49-269 99-390-26-25-78-55-107-74-88-58-171-123-232-225 26-45 52-90 78-135 116 8 218 42 311 89 30 15 79 44 113 54 81-111 179-208 290-289-11-35-40-84-55-114-48-94-86-192-89-311 46-26 91-52 136-78 96 65 168 145 225 232 19 30 48 82 73 107 122-50 252-84 390-99 11-34 10-98 12-135zm1098 1536c0-533-408-941-941-941s-941 408-941 941 408 941 941 941 941-407 941-941z">
            <text:p/>
          </draw:path>
          <draw:polygon draw:style-name="gr2" draw:text-style-name="P1" draw:layer="layout" svg:width="1.524cm" svg:height="4.182cm" draw:transform="skewX (0.0891863247769102) translate (2.37408617728689cm 1.21669275300001cm)" svg:viewBox="0 0 1525 4183" draw:points="170,1818 509,1818 509,1014 508,1014 508,1013 509,988 509,974 509,974 510,962 513,911 520,860 529,809 540,759 554,710 571,661 590,614 612,567 636,522 662,477 690,434 721,393 753,353 788,315 824,279 862,244 902,212 944,182 987,154 1032,128 1078,104 1124,82 1172,63 1221,46 1270,32 1320,21 1371,12 1423,5 1473,2 1525,0 1525,507 1500,508 1473,509 1448,513 1423,517 1398,523 1373,530 1349,538 1324,548 1301,558 1278,570 1256,584 1234,598 1214,613 1194,629 1175,646 1156,665 1139,683 1123,703 1108,724 1094,746 1080,768 1068,790 1058,813 1048,838 1040,861 1033,887 1027,911 1022,936 1019,962 1017,988 1017,1818 1356,1818 1356,2325 1017,2325 1017,3170 1016,3222 1012,3272 1005,3324 996,3374 985,3424 971,3473 954,3522 935,3569 913,3616 889,3661 863,3706 835,3749 805,3791 772,3830 738,3868 701,3905 663,3939 623,3971 582,4002 538,4030 493,4056 448,4079 401,4101 354,4120 304,4137 255,4151 205,4162 154,4171 103,4178 52,4182 0,4183 0,3677 25,3676 52,3674 77,3671 103,3667 127,3661 153,3653 176,3645 201,3635 224,3625 247,3613 269,3600 291,3585 311,3570 331,3554 350,3537 369,3519 386,3500 402,3480 417,3460 432,3438 445,3416 457,3393 467,3370 477,3346 485,3322 493,3297 499,3272 503,3247 506,3222 508,3195 509,3170 509,3169 509,3169 509,2325 170,2325">
            <text:p/>
          </draw:polygon>
          <draw:polygon draw:style-name="gr2" draw:text-style-name="P1" draw:layer="layout" svg:width="1.524cm" svg:height="4.182cm" draw:transform="skewX (0.0891863247769102) translate (7.77508617728689cm 1.21669275300001cm)" svg:viewBox="0 0 1525 4183" draw:points="170,1818 509,1818 509,1014 508,1014 508,1013 509,988 509,974 509,974 510,962 513,911 520,860 529,809 540,759 554,710 571,661 590,614 612,567 636,522 662,477 690,434 721,393 753,353 788,315 824,279 862,244 902,212 944,182 987,154 1032,128 1078,104 1124,82 1172,63 1221,46 1270,32 1320,21 1371,12 1423,5 1473,2 1525,0 1525,507 1500,508 1473,509 1448,513 1423,517 1398,523 1373,530 1349,538 1324,548 1301,558 1278,570 1256,584 1234,598 1214,613 1194,629 1175,646 1156,665 1139,683 1123,703 1108,724 1094,746 1080,768 1068,790 1058,813 1048,838 1040,861 1033,887 1027,911 1022,936 1019,962 1017,988 1017,1818 1356,1818 1356,2325 1017,2325 1017,3170 1016,3222 1012,3272 1005,3324 996,3374 985,3424 971,3473 954,3522 935,3569 913,3616 889,3661 863,3706 835,3749 805,3791 772,3830 738,3868 701,3905 663,3939 623,3971 582,4002 538,4030 493,4056 448,4079 401,4101 354,4120 304,4137 255,4151 205,4162 154,4171 103,4178 52,4182 0,4183 0,3677 25,3676 52,3674 77,3671 103,3667 127,3661 153,3653 176,3645 201,3635 224,3625 247,3613 269,3600 291,3585 311,3570 331,3554 350,3537 369,3519 386,3500 402,3480 417,3460 432,3438 445,3416 457,3393 467,3370 477,3346 485,3322 493,3297 499,3272 503,3247 506,3222 508,3195 509,3170 509,3169 509,3169 509,2325 170,232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Προεπιλογή"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3-17T21:03:13</meta:creation-date>
    <dc:date>2012-03-17T21:31:53</dc:date>
    <meta:editing-duration>PT12M49S</meta:editing-duration>
    <meta:editing-cycles>1</meta:editing-cycles>
    <meta:document-statistic meta:object-count="4"/>
    <meta:generator>LibreOffice/3.5$MacOSX_x86 LibreOffice_project/7e68ba2-a744ebf-1f241b7-c506db1-7d53735</meta:generator>
  </office:meta>
</office:document-meta>
</file>